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Mistral" svg:font-family="Mistral"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line-height="150%" fo:text-align="justify" style:justify-single-word="false"/>
      <style:text-properties style:font-name="Times New Roman" fo:font-size="15pt" fo:font-weight="bold" officeooo:rsid="00179b73" officeooo:paragraph-rsid="00179b73" style:font-size-asian="15pt" style:font-weight-asian="bold" style:font-size-complex="15pt" style:font-weight-complex="bold"/>
    </style:style>
    <style:style style:name="P2" style:family="paragraph" style:parent-style-name="Preformatted_20_Text">
      <style:paragraph-properties fo:line-height="150%" fo:text-align="justify" style:justify-single-word="false"/>
      <style:text-properties style:font-name="Times New Roman" fo:font-size="12pt" fo:font-weight="bold" officeooo:rsid="00179b73" officeooo:paragraph-rsid="00179b73" style:font-size-asian="12pt" style:font-weight-asian="bold" style:font-size-complex="12pt" style:font-weight-complex="bold"/>
    </style:style>
    <style:style style:name="P3" style:family="paragraph" style:parent-style-name="Preformatted_20_Text">
      <style:paragraph-properties fo:line-height="150%" fo:text-align="justify" style:justify-single-word="false"/>
      <style:text-properties style:font-name="Times New Roman" fo:font-size="12pt" officeooo:rsid="00179b73" officeooo:paragraph-rsid="00179b73" style:font-size-asian="12pt" style:font-size-complex="12pt"/>
    </style:style>
    <style:style style:name="P4" style:family="paragraph" style:parent-style-name="Preformatted_20_Text">
      <style:paragraph-properties fo:line-height="150%" fo:text-align="justify" style:justify-single-word="false"/>
      <style:text-properties style:font-name="Times New Roman" fo:font-size="12pt" officeooo:rsid="001b8424" officeooo:paragraph-rsid="001b8424" style:font-size-asian="12pt" style:font-size-complex="12pt"/>
    </style:style>
    <style:style style:name="P5" style:family="paragraph" style:parent-style-name="Preformatted_20_Text">
      <style:paragraph-properties fo:line-height="150%" fo:text-align="justify" style:justify-single-word="false"/>
      <style:text-properties fo:color="#0000ff" style:font-name="Times New Roman" fo:font-size="12pt" officeooo:rsid="00179b73" officeooo:paragraph-rsid="00179b73" style:font-size-asian="12pt" style:font-size-complex="12pt"/>
    </style:style>
    <style:style style:name="P6" style:family="paragraph" style:parent-style-name="Preformatted_20_Text">
      <style:paragraph-properties fo:line-height="150%" fo:text-align="justify" style:justify-single-word="false"/>
      <style:text-properties fo:color="#3333ff" style:font-name="Times New Roman" fo:font-size="12pt" officeooo:rsid="00179b73" officeooo:paragraph-rsid="00179b73" style:font-size-asian="12pt" style:font-size-complex="12pt"/>
    </style:style>
    <style:style style:name="P7" style:family="paragraph" style:parent-style-name="Preformatted_20_Text">
      <style:paragraph-properties fo:line-height="150%" fo:text-align="justify" style:justify-single-word="false"/>
      <style:text-properties style:font-name="Mistral" fo:font-size="18pt" officeooo:rsid="00179b73" officeooo:paragraph-rsid="00179b73" style:font-size-asian="18pt" style:font-size-complex="18pt"/>
    </style:style>
    <style:style style:name="P8" style:family="paragraph" style:parent-style-name="Preformatted_20_Text">
      <style:paragraph-properties fo:line-height="150%" fo:text-align="end" style:justify-single-word="false"/>
      <style:text-properties style:font-name="Mistral" fo:font-size="14pt" officeooo:rsid="001b8424" officeooo:paragraph-rsid="001b8424" style:font-size-asian="12.25pt" style:font-size-complex="14pt"/>
    </style:style>
    <style:style style:name="P9" style:family="paragraph" style:parent-style-name="Preformatted_20_Text">
      <style:paragraph-properties fo:margin-left="0.4925in" fo:margin-right="0in" fo:line-height="150%" fo:text-align="justify" style:justify-single-word="false" fo:text-indent="0in" style:auto-text-indent="false"/>
      <style:text-properties style:font-name="Times New Roman" fo:font-size="12pt" officeooo:rsid="00179b73" officeooo:paragraph-rsid="00179b73" style:font-size-asian="12pt" style:font-size-complex="12pt"/>
    </style:style>
    <style:style style:name="P10" style:family="paragraph" style:parent-style-name="Preformatted_20_Text">
      <style:paragraph-properties fo:line-height="150%" fo:text-align="justify" style:justify-single-word="false" fo:break-before="page"/>
      <style:text-properties style:font-name="Times New Roman" fo:font-size="15pt" fo:font-weight="bold" officeooo:rsid="00179b73" officeooo:paragraph-rsid="00179b73" style:font-size-asian="15pt" style:font-weight-asian="bold" style:font-size-complex="15pt" style:font-weight-complex="bold"/>
    </style:style>
    <style:style style:name="P11" style:family="paragraph" style:parent-style-name="Preformatted_20_Text">
      <style:paragraph-properties fo:line-height="150%" fo:text-align="justify" style:justify-single-word="false"/>
      <style:text-properties fo:color="#0000ff" style:font-name="Times New Roman" fo:font-size="12pt" officeooo:rsid="00179b73" officeooo:paragraph-rsid="001c9641" style:font-size-asian="12pt" style:font-size-complex="12pt"/>
    </style:style>
    <style:style style:name="P12" style:family="paragraph" style:parent-style-name="Preformatted_20_Text">
      <style:paragraph-properties fo:line-height="150%" fo:text-align="justify" style:justify-single-word="false"/>
      <style:text-properties style:font-name="Times New Roman" fo:font-size="12pt" officeooo:rsid="00179b73" officeooo:paragraph-rsid="001c9641" style:font-size-asian="12pt" style:font-size-complex="12pt"/>
    </style:style>
    <style:style style:name="P13" style:family="paragraph" style:parent-style-name="Preformatted_20_Text">
      <style:paragraph-properties fo:line-height="150%" fo:text-align="justify" style:justify-single-word="false"/>
      <style:text-properties style:font-name="Mistral" fo:font-size="18pt" officeooo:rsid="00179b73" officeooo:paragraph-rsid="00179b73" style:font-size-asian="18pt" style:font-size-complex="18pt"/>
    </style:style>
    <style:style style:name="P14" style:family="paragraph" style:parent-style-name="Header">
      <style:paragraph-properties fo:text-align="end" style:justify-single-word="false"/>
      <style:text-properties fo:color="#3399ff" fo:font-style="italic" officeooo:rsid="00179b73" officeooo:paragraph-rsid="00179b73" style:font-style-asian="italic" style:font-style-complex="italic"/>
    </style:style>
    <style:style style:name="P15"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color="#0000ff"/>
    </style:style>
    <style:style style:name="T3" style:family="text">
      <style:text-properties fo:font-style="italic" style:font-style-asian="italic" style:font-style-complex="italic"/>
    </style:style>
    <style:style style:name="T4" style:family="text">
      <style:text-properties officeooo:rsid="001888d5"/>
    </style:style>
    <style:style style:name="T5" style:family="text">
      <style:text-properties officeooo:rsid="001b8424"/>
    </style:style>
    <style:style style:name="T6" style:family="text">
      <style:text-properties style:font-name="Times New Roman" fo:font-size="12pt" officeooo:rsid="00179b73"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Lisensi</text:p>
      <text:p text:style-name="P3">Repository ini merupakan kumpulan librari KiCad buatan saya, dan / atau modifikasi dari official Kicad Library, dan / atau dari rancangan orang lain yang mengacu pada lisensi GNU/PL. Pada librari hasil modifikasi tentu akan saya sebut sumbernya apabila memang ada. </text:p>
      <text:p text:style-name="P3"/>
      <text:p text:style-name="P3">Sejumlah librari di repo ini sudah di-push ke official github KiCad repo, walau tidak selalu sudah di-amini oleh offical KiCad librarian.</text:p>
      <text:p text:style-name="P3"/>
      <text:p text:style-name="P3">Anda dapat menggunakannya dan atau memodifikasinya sesuai dengan tatacara, protokol, klausul GNU/PL. Meski bukan suatu keharusan, namun sangat diharapkan Anda menyebutkan sumbernya.</text:p>
      <text:p text:style-name="P3"/>
      <text:p text:style-name="P3"/>
      <text:p text:style-name="P1">B. Jenis Librari</text:p>
      <text:p text:style-name="P3">Librari KiCAD yang saya muat di repo ini adalah :</text:p>
      <text:p text:style-name="P9">1. E-ESchema Component</text:p>
      <text:p text:style-name="P9">2. Component Footprint </text:p>
      <text:p text:style-name="P9">3. Component 3D Models dengan format WRL ( VRML )</text:p>
      <text:p text:style-name="P9">4. Component 3D Models dengan format WINGS</text:p>
      <text:p text:style-name="P9">5. Dokumen terkait dalam format PDF atau Bitmap ( jpg, png, bmp etc).</text:p>
      <text:p text:style-name="P3"><text:s text:c="2"/></text:p>
      <text:p text:style-name="P3"><text:s/></text:p>
      <text:p text:style-name="P1">C. S<text:span text:style-name="T5">usunan Hirarki</text:span> Folder / Direktori</text:p>
      <text:p text:style-name="P3">Susunan / struktur folder pada repo ini persis sama dengan sususan folder resmi dari KiCad. Namun pengguna bisa saja mengaturnya sesuai dengan 'selera' masing-masing. Yang perlu diperhatikan hanyalah mengedit PATH yang terkait - terutama '3D model path' yang ada di baris terbawah file footprint.</text:p>
      <text:p text:style-name="P3"/>
      <text:p text:style-name="P4"/>
      <text:p text:style-name="P3"><text:soft-page-break/></text:p>
      <text:p text:style-name="P2">jbd-kicadlib</text:p>
      <text:p text:style-name="P3"><text:tab/><text:span text:style-name="T1">library</text:span></text:p>
      <text:p text:style-name="P11"><text:tab/><text:tab/>abc.lib</text:p>
      <text:p text:style-name="P11"><text:tab/><text:tab/>abc.dcm</text:p>
      <text:p text:style-name="P12"><text:span text:style-name="T6"/></text:p>
      <text:p text:style-name="P12"><text:tab/><text:tab/><text:span text:style-name="T1">libraries_doc</text:span></text:p>
      <text:p text:style-name="P3"><text:tab/><text:tab/><text:tab/><text:span text:style-name="T2">abc.jpg<text:tab/><text:tab/><text:tab/>// data ringkas komponen dan/atau gambar 2d</text:span></text:p>
      <text:p text:style-name="P5"><text:tab/><text:tab/><text:tab/>abc.pdf<text:tab/><text:tab/>// spesifikasi teknikal rinci, apabila tersedia</text:p>
      <text:p text:style-name="P3"><text:tab/><text:span text:style-name="T1">modules</text:span></text:p>
      <text:p text:style-name="P3"><text:span text:style-name="T2"><text:tab/><text:tab/></text:span><text:span text:style-name="T1">xxx.pretty</text:span></text:p>
      <text:p text:style-name="P3"><text:tab/><text:tab/><text:span text:style-name="T2"><text:tab/>yyy.KICADMOD<text:tab/>// footprint files</text:span></text:p>
      <text:p text:style-name="P3"/>
      <text:p text:style-name="P3"><text:tab/><text:tab/><text:span text:style-name="T1">packages3d</text:span></text:p>
      <text:p text:style-name="P2"><text:tab/><text:tab/><text:tab/>xxx.3dshapes</text:p>
      <text:p text:style-name="P3"><text:tab/><text:tab/><text:tab/><text:tab/><text:span text:style-name="T2">yyy.WRL<text:tab/>// 3d model files</text:span></text:p>
      <text:p text:style-name="P5"><text:tab/><text:tab/><text:tab/><text:tab/>yyy.WINGS<text:tab/>// 3d model files</text:p>
      <text:p text:style-name="P3"/>
      <text:p text:style-name="P3"><text:tab/><text:tab/><text:tab/><text:span text:style-name="T1">footprints_doc</text:span></text:p>
      <text:p text:style-name="P3"><text:tab/><text:tab/><text:tab/><text:tab/><text:span text:style-name="T2">yyy.jpg<text:tab/>// data ringkas dimensi footprint dan bentuk 3d</text:span></text:p>
      <text:p text:style-name="P5"><text:tab/><text:tab/><text:tab/><text:tab/>yyy.pdf<text:tab/>// spesifikasi teknikal rinci, apabila tersedia</text:p>
      <text:p text:style-name="P3"><text:tab/></text:p>
      <text:p text:style-name="P3"/>
      <text:p text:style-name="P3"/>
      <text:p text:style-name="P3"/>
      <text:p text:style-name="P1"/>
      <text:p text:style-name="P10">D. Koreksi dan Saran</text:p>
      <text:p text:style-name="P3">Librari yang dimuat di repo ini tentu tidak selalu sesuai dengan 'selera' Anda. Dan tidak menutup kemungkinan ada satu dua hal yang salah, tidak tepat, tidak sesuai, kurang presisi, typo error dsb.</text:p>
      <text:p text:style-name="P3"/>
      <text:p text:style-name="P3">Untuk itu silahkan Anda memberi koreksi, masukan / saran atau usulan. Dan apabila ada permintaan untuk suatu librari yang belum ada, silahkan menyampaikannya. </text:p>
      <text:p text:style-name="P3"/>
      <text:p text:style-name="P3">Apabila ternyata librari tsb ada di kepustakaan saya dan belum dimuat disini, maka akan segera saya muat. Apabila belum ada, dan bila waktu tersedia, khususnya <text:span text:style-name="T4">untuk </text:span><text:s/><text:span text:style-name="T3">3dmodels</text:span> dan <text:span text:style-name="T3">footprint</text:span>, maka akan saya buatkan asalkan Anda mengirimkan dokumen rinci ( detail ) mengenai komponen tsb.</text:p>
      <text:p text:style-name="P3"/>
      <text:p text:style-name="P3"/>
      <text:p text:style-name="P1">E. Komunikasi / <text:span text:style-name="T4">K</text:span>ontak</text:p>
      <text:p text:style-name="P3">Komunikasi dapat dilakukan dengan issue atau pull request di github ini. Namun karena saya tidak selalu memonitor repo ini, silahkan kontak saya melalui email ataupun facebook.</text:p>
      <text:p text:style-name="P6"><text:tab/>e-mail<text:tab/><text:tab/>: jbdwiyono@gmail.com</text:p>
      <text:p text:style-name="P6"><text:tab/><text:span text:style-name="T5">F</text:span>acebook<text:tab/>: josef b. dwiyono ( jbdwiyono@facebook.com )</text:p>
      <text:p text:style-name="P3"><text:tab/></text:p>
      <text:p text:style-name="P3"><text:tab/></text:p>
      <text:p text:style-name="P3">Semoga bermanfaat !</text:p>
      <text:p text:style-name="P3"/>
      <text:p text:style-name="P3">Salam,</text:p>
      <text:p text:style-name="P7">JBD</text:p>
      <text:p text:style-name="P7"/>
      <text:p text:style-name="P7"/>
      <text:p text:style-name="P8">September 27,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Calibri"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Mistral" svg:font-family="Mistral"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2pt" fo:language="en" fo:country="US" style:font-name-asian="SimSun" style:font-size-asian="10.5pt" style:language-asian="zh" style:country-asian="CN" style:font-name-complex="Ari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alibri" fo:font-family="Calibri"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Calibri" fo:font-family="Calibri"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color="#3399ff" fo:font-style="italic" officeooo:rsid="00179b73" officeooo:paragraph-rsid="00179b73" style:font-style-asian="italic" style:font-style-complex="italic"/>
    </style:style>
    <style:style style:name="MP2"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My Private KiCAD Library</text:p>
        <text:p text:style-name="MP1">Baca Dulu Dong</text:p>
        <text:p text:style-name="MP1">Introduction</text:p>
      </style:header>
      <style:footer>
        <text:p text:style-name="MP2"><text:page-number text:select-page="current">2</text:page-number> /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9-27T12:34:32.116000000</dc:date>
    <meta:editing-duration>PT17M31S</meta:editing-duration>
    <meta:editing-cycles>7</meta:editing-cycles>
    <meta:generator>LibreOffice/4.4.5.2$Windows_x86 LibreOffice_project/a22f674fd25a3b6f45bdebf25400ed2adff0ff99</meta:generator>
    <meta:print-date>2015-09-27T12:32:30.368000000</meta:print-date>
    <meta:document-statistic meta:table-count="0" meta:image-count="0" meta:object-count="0" meta:page-count="3" meta:paragraph-count="51" meta:word-count="402" meta:character-count="2692" meta:non-whitespace-character-count="2277"/>
  </office:meta>
</office:document-meta>
</file>